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2" style:family="table">
      <style:table-properties style:width="17.009cm" fo:margin-left="0cm" table:align="left"/>
    </style:style>
    <style:style style:name="Table2.A" style:family="table-column">
      <style:table-column-properties style:column-width="8.901cm"/>
    </style:style>
    <style:style style:name="Table2.B" style:family="table-column">
      <style:table-column-properties style:column-width="8.109cm"/>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0.05pt solid #000000" fo:border-top="0.05pt solid #000000" fo:border-bottom="none"/>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left="none" fo:border-right="0.05pt solid #000000" fo:border-top="none" fo:border-bottom="none"/>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none" fo:border-right="0.05pt solid #000000" fo:border-top="none" fo:border-bottom="0.05pt solid #000000"/>
    </style:style>
    <style:style style:name="P1" style:family="paragraph" style:parent-style-name="Heading_20_1">
      <style:text-properties officeooo:paragraph-rsid="001de3de"/>
    </style:style>
    <style:style style:name="P2" style:family="paragraph" style:parent-style-name="Heading_20_1">
      <style:text-properties officeooo:rsid="001e0408" officeooo:paragraph-rsid="001e0408"/>
    </style:style>
    <style:style style:name="P3" style:family="paragraph" style:parent-style-name="Heading_20_2">
      <style:text-properties officeooo:rsid="001410cc" officeooo:paragraph-rsid="001410cc"/>
    </style:style>
    <style:style style:name="P4" style:family="paragraph" style:parent-style-name="Heading_20_2">
      <style:text-properties officeooo:rsid="00216fd2" officeooo:paragraph-rsid="00216fd2"/>
    </style:style>
    <style:style style:name="P5"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6" style:family="paragraph" style:parent-style-name="Heading_20_3">
      <style:text-properties style:font-name="Arial"/>
    </style:style>
    <style:style style:name="P7" style:family="paragraph" style:parent-style-name="Heading_20_3">
      <style:text-properties style:font-name="Arial" officeooo:rsid="000b2b51" officeooo:paragraph-rsid="000b2b51"/>
    </style:style>
    <style:style style:name="P8" style:family="paragraph" style:parent-style-name="Heading_20_3">
      <style:text-properties style:font-name="Arial" officeooo:rsid="000f173c" officeooo:paragraph-rsid="000f173c"/>
    </style:style>
    <style:style style:name="P9" style:family="paragraph" style:parent-style-name="Heading_20_3">
      <style:text-properties style:font-name="Arial" officeooo:rsid="00111104" officeooo:paragraph-rsid="00111104"/>
    </style:style>
    <style:style style:name="P10" style:family="paragraph" style:parent-style-name="Heading_20_3">
      <style:text-properties officeooo:rsid="0015416f" officeooo:paragraph-rsid="0015416f"/>
    </style:style>
    <style:style style:name="P11" style:family="paragraph" style:parent-style-name="Heading_20_3">
      <style:text-properties officeooo:rsid="0019ead4" officeooo:paragraph-rsid="0019ead4"/>
    </style:style>
    <style:style style:name="P12" style:family="paragraph" style:parent-style-name="Heading_20_3">
      <style:paragraph-properties fo:margin-top="0.564cm" fo:margin-bottom="0.141cm" loext:contextual-spacing="false" fo:line-height="138%"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13" style:family="paragraph" style:parent-style-name="Text_20_body">
      <style:text-properties style:font-name="Arial"/>
    </style:style>
    <style:style style:name="P14" style:family="paragraph" style:parent-style-name="Text_20_body">
      <style:paragraph-properties fo:text-align="justify" style:justify-single-word="false"/>
      <style:text-properties style:font-name="Arial" officeooo:rsid="000b2b51" officeooo:paragraph-rsid="000b2b51"/>
    </style:style>
    <style:style style:name="P15" style:family="paragraph" style:parent-style-name="Text_20_body">
      <style:text-properties style:font-name="Arial" officeooo:rsid="000d581f" officeooo:paragraph-rsid="000d581f"/>
    </style:style>
    <style:style style:name="P16" style:family="paragraph" style:parent-style-name="Text_20_body">
      <style:text-properties style:font-name="Arial" officeooo:rsid="000f173c" officeooo:paragraph-rsid="000f173c"/>
    </style:style>
    <style:style style:name="P17" style:family="paragraph" style:parent-style-name="Text_20_body">
      <style:text-properties style:font-name="Arial" officeooo:rsid="00100745" officeooo:paragraph-rsid="00100745"/>
    </style:style>
    <style:style style:name="P18" style:family="paragraph" style:parent-style-name="Text_20_body">
      <style:text-properties style:font-name="Arial" officeooo:rsid="000d87b2" officeooo:paragraph-rsid="000d87b2"/>
    </style:style>
    <style:style style:name="P19" style:family="paragraph" style:parent-style-name="Text_20_body">
      <style:text-properties style:font-name="Arial" officeooo:rsid="00111104" officeooo:paragraph-rsid="00111104"/>
    </style:style>
    <style:style style:name="P20" style:family="paragraph" style:parent-style-name="Text_20_body">
      <style:text-properties officeooo:rsid="001410cc" officeooo:paragraph-rsid="001410cc"/>
    </style:style>
    <style:style style:name="P21" style:family="paragraph" style:parent-style-name="Text_20_body">
      <style:text-properties officeooo:rsid="0015416f" officeooo:paragraph-rsid="0015416f"/>
    </style:style>
    <style:style style:name="P22" style:family="paragraph" style:parent-style-name="Text_20_body">
      <style:text-properties officeooo:paragraph-rsid="0015416f"/>
    </style:style>
    <style:style style:name="P23" style:family="paragraph" style:parent-style-name="Text_20_body">
      <style:text-properties fo:font-weight="bold" officeooo:rsid="00159c65" officeooo:paragraph-rsid="00159c65" style:font-weight-asian="bold" style:font-weight-complex="bold"/>
    </style:style>
    <style:style style:name="P24" style:family="paragraph" style:parent-style-name="Text_20_body">
      <style:text-properties officeooo:paragraph-rsid="001de3de"/>
    </style:style>
    <style:style style:name="P25" style:family="paragraph" style:parent-style-name="Text_20_body">
      <style:text-properties officeooo:rsid="001f81dc" officeooo:paragraph-rsid="001f81dc"/>
    </style:style>
    <style:style style:name="P26" style:family="paragraph" style:parent-style-name="Text_20_body">
      <style:text-properties officeooo:rsid="00216fd2" officeooo:paragraph-rsid="00216fd2"/>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paragraph-properties fo:margin-top="0.706cm" fo:margin-bottom="0.212cm" loext:contextual-spacing="false" fo:line-height="138%" style:writing-mode="lr-tb"/>
      <style:text-properties fo:font-variant="normal" fo:text-transform="none" fo:color="#000000" style:text-line-through-style="none" style:text-line-through-type="none" style:font-name="Arial1" fo:font-size="20pt" fo:font-style="normal" style:text-underline-style="none" fo:font-weight="normal" officeooo:rsid="001410cc" officeooo:paragraph-rsid="001410cc" style:text-blinking="false" fo:background-color="transparent"/>
    </style:style>
    <style:style style:name="P35" style:family="paragraph" style:parent-style-name="Heading_20_1">
      <style:text-properties officeooo:paragraph-rsid="00255c37"/>
    </style:style>
    <style:style style:name="P36" style:family="paragraph" style:parent-style-name="Heading_20_1">
      <style:paragraph-properties fo:break-before="page"/>
      <style:text-properties officeooo:paragraph-rsid="00255c37"/>
    </style:style>
    <style:style style:name="P37"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38" style:family="paragraph" style:parent-style-name="Heading_20_2">
      <style:text-properties officeooo:paragraph-rsid="00255c37"/>
    </style:style>
    <style:style style:name="P39" style:family="paragraph" style:parent-style-name="Heading_20_2">
      <style:text-properties officeooo:rsid="00270ca7" officeooo:paragraph-rsid="00270ca7"/>
    </style:style>
    <style:style style:name="P40" style:family="paragraph" style:parent-style-name="Heading_20_3">
      <style:text-properties officeooo:rsid="002a2580" officeooo:paragraph-rsid="002a2580"/>
    </style:style>
    <style:style style:name="P41" style:family="paragraph" style:parent-style-name="Heading_20_4">
      <style:text-properties style:font-name="Arial" officeooo:rsid="000c8a57" officeooo:paragraph-rsid="000c8a57"/>
    </style:style>
    <style:style style:name="P42" style:family="paragraph" style:parent-style-name="Subtitle">
      <style:text-properties officeooo:rsid="0022f993" officeooo:paragraph-rsid="0022f993"/>
    </style:style>
    <style:style style:name="P43" style:family="paragraph" style:parent-style-name="Table_20_Contents">
      <style:text-properties style:font-name="Arial"/>
    </style:style>
    <style:style style:name="P44" style:family="paragraph" style:parent-style-name="Table_20_Contents">
      <style:text-properties style:font-name="Arial" fo:font-weight="bold" officeooo:rsid="0022f993" officeooo:paragraph-rsid="0022f993" style:font-weight-asian="bold" style:font-weight-complex="bold"/>
    </style:style>
    <style:style style:name="P45" style:family="paragraph" style:parent-style-name="Table_20_Contents">
      <style:paragraph-properties fo:text-align="end" style:justify-single-word="false"/>
      <style:text-properties style:font-name="Arial" fo:font-weight="bold" officeooo:rsid="0022f993" officeooo:paragraph-rsid="0022f993" style:font-weight-asian="bold" style:font-weight-complex="bold"/>
    </style:style>
    <style:style style:name="P46" style:family="paragraph" style:parent-style-name="Table_20_Contents">
      <style:text-properties style:font-name="Arial" officeooo:rsid="0022f993" officeooo:paragraph-rsid="0022f993"/>
    </style:style>
    <style:style style:name="P47" style:family="paragraph" style:parent-style-name="Table_20_Contents">
      <style:paragraph-properties fo:text-align="end" style:justify-single-word="false"/>
      <style:text-properties style:font-name="Arial" fo:font-style="italic" officeooo:rsid="0022f993" officeooo:paragraph-rsid="0022f993" style:font-style-asian="italic" style:font-style-complex="italic"/>
    </style:style>
    <style:style style:name="P48" style:family="paragraph" style:parent-style-name="Text_20_body" style:list-style-name="L1">
      <style:text-properties style:font-name="Arial" officeooo:rsid="000d581f" officeooo:paragraph-rsid="00114ac8"/>
    </style:style>
    <style:style style:name="P49" style:family="paragraph" style:parent-style-name="Text_20_body" style:list-style-name="L2">
      <style:text-properties style:font-name="Arial" officeooo:rsid="00111104" officeooo:paragraph-rsid="00111104"/>
    </style:style>
    <style:style style:name="P50" style:family="paragraph" style:parent-style-name="Text_20_body" style:list-style-name="L3">
      <style:text-properties style:font-name="Arial" officeooo:rsid="00111104" officeooo:paragraph-rsid="00111104"/>
    </style:style>
    <style:style style:name="P51" style:family="paragraph" style:parent-style-name="Text_20_body" style:list-style-name="L2">
      <style:text-properties style:font-name="Arial" fo:font-style="italic" officeooo:rsid="00111104" officeooo:paragraph-rsid="00111104" style:font-style-asian="italic" style:font-style-complex="italic"/>
    </style:style>
    <style:style style:name="P52" style:family="paragraph" style:parent-style-name="Text_20_body" style:list-style-name="L3">
      <style:text-properties style:font-name="Arial" fo:font-style="italic" officeooo:rsid="00111104" officeooo:paragraph-rsid="00111104" style:font-style-asian="italic" style:font-style-complex="italic"/>
    </style:style>
    <style:style style:name="P53" style:family="paragraph" style:parent-style-name="Text_20_body" style:list-style-name="L3"/>
    <style:style style:name="P54" style:family="paragraph" style:parent-style-name="Text_20_body" style:list-style-name="L4">
      <style:text-properties officeooo:rsid="0015416f" officeooo:paragraph-rsid="0015416f"/>
    </style:style>
    <style:style style:name="P55" style:family="paragraph" style:parent-style-name="Text_20_body">
      <style:text-properties officeooo:rsid="0015416f" officeooo:paragraph-rsid="0015416f"/>
    </style:style>
    <style:style style:name="P56" style:family="paragraph" style:parent-style-name="Text_20_body" style:list-style-name="L5">
      <style:text-properties officeooo:paragraph-rsid="001bda09"/>
    </style:style>
    <style:style style:name="P57" style:family="paragraph" style:parent-style-name="Text_20_body" style:list-style-name="L5">
      <style:text-properties officeooo:rsid="001bda09" officeooo:paragraph-rsid="001bda09"/>
    </style:style>
    <style:style style:name="P58" style:family="paragraph" style:parent-style-name="Text_20_body">
      <style:text-properties fo:font-style="italic" officeooo:rsid="001cbd29" officeooo:paragraph-rsid="001de3de" style:font-style-asian="italic" style:font-style-complex="italic"/>
    </style:style>
    <style:style style:name="P59" style:family="paragraph" style:parent-style-name="Text_20_body">
      <style:text-properties officeooo:rsid="0022f993" officeooo:paragraph-rsid="0022f993"/>
    </style:style>
    <style:style style:name="P60" style:family="paragraph" style:parent-style-name="Text_20_body">
      <style:text-properties officeooo:paragraph-rsid="0025d384"/>
    </style:style>
    <style:style style:name="P61" style:family="paragraph" style:parent-style-name="Text_20_body" style:list-style-name="L6">
      <style:text-properties officeooo:paragraph-rsid="0025d384"/>
    </style:style>
    <style:style style:name="P62" style:family="paragraph" style:parent-style-name="Text_20_body" style:list-style-name="L6">
      <style:text-properties officeooo:rsid="00270ca7" officeooo:paragraph-rsid="00270ca7"/>
    </style:style>
    <style:style style:name="P63" style:family="paragraph" style:parent-style-name="Text_20_body">
      <style:text-properties officeooo:rsid="00270ca7" officeooo:paragraph-rsid="00270ca7"/>
    </style:style>
    <style:style style:name="P64" style:family="paragraph" style:parent-style-name="Text_20_body">
      <style:text-properties officeooo:rsid="0028cc80" officeooo:paragraph-rsid="0028cc80"/>
    </style:style>
    <style:style style:name="P65" style:family="paragraph" style:parent-style-name="Text_20_body" style:list-style-name="L7">
      <style:text-properties officeooo:rsid="002a2580" officeooo:paragraph-rsid="002a2580"/>
    </style:style>
    <style:style style:name="P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7"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8" style:family="paragraph" style:parent-style-name="Title" style:master-page-name="First_20_Page">
      <style:paragraph-properties style:page-number="auto"/>
      <style:text-properties officeooo:rsid="0022f993" officeooo:paragraph-rsid="0022f993"/>
    </style:style>
    <style:style style:name="T1" style:family="text">
      <style:text-properties officeooo:rsid="000a2dd5"/>
    </style:style>
    <style:style style:name="T2" style:family="text">
      <style:text-properties fo:font-style="italic" style:font-style-asian="italic" style:font-style-complex="italic"/>
    </style:style>
    <style:style style:name="T3" style:family="text">
      <style:text-properties fo:font-style="italic" officeooo:rsid="00100745" style:font-style-asian="italic" style:font-style-complex="italic"/>
    </style:style>
    <style:style style:name="T4" style:family="text">
      <style:text-properties fo:font-style="italic" officeooo:rsid="00190c28" style:font-style-asian="italic" style:font-style-complex="italic"/>
    </style:style>
    <style:style style:name="T5" style:family="text">
      <style:text-properties fo:font-style="italic" officeooo:rsid="001cbd29" style:font-style-asian="italic" style:font-style-complex="italic"/>
    </style:style>
    <style:style style:name="T6" style:family="text">
      <style:text-properties officeooo:rsid="000f173c"/>
    </style:style>
    <style:style style:name="T7" style:family="text">
      <style:text-properties officeooo:rsid="00100745"/>
    </style:style>
    <style:style style:name="T8" style:family="text">
      <style:text-properties fo:font-style="normal" style:font-style-asian="normal" style:font-style-complex="normal"/>
    </style:style>
    <style:style style:name="T9" style:family="text">
      <style:text-properties fo:font-style="normal" officeooo:rsid="00100745" style:font-style-asian="normal" style:font-style-complex="normal"/>
    </style:style>
    <style:style style:name="T10" style:family="text">
      <style:text-properties fo:font-style="normal" officeooo:rsid="00190c28" style:font-style-asian="normal" style:font-style-complex="normal"/>
    </style:style>
    <style:style style:name="T11" style:family="text">
      <style:text-properties fo:font-style="normal" officeooo:rsid="001de3de" style:font-style-asian="normal" style:font-style-complex="normal"/>
    </style:style>
    <style:style style:name="T12" style:family="text">
      <style:text-properties fo:font-style="normal" officeooo:rsid="001e0408" style:font-style-asian="normal" style:font-style-complex="normal"/>
    </style:style>
    <style:style style:name="T13" style:family="text">
      <style:text-properties fo:font-style="normal" fo:font-weight="normal" officeooo:rsid="00255c37" style:font-style-asian="normal" style:font-weight-asian="normal" style:font-style-complex="normal" style:font-weight-complex="normal"/>
    </style:style>
    <style:style style:name="T14" style:family="text">
      <style:text-properties fo:font-style="normal" fo:font-weight="normal" officeooo:rsid="0025d384" style:font-style-asian="normal" style:font-weight-asian="normal" style:font-style-complex="normal" style:font-weight-complex="normal"/>
    </style:style>
    <style:style style:name="T15" style:family="text">
      <style:text-properties officeooo:rsid="0015f78e"/>
    </style:style>
    <style:style style:name="T16" style:family="text">
      <style:text-properties fo:font-weight="normal" style:font-weight-asian="normal" style:font-weight-complex="normal"/>
    </style:style>
    <style:style style:name="T17" style:family="text">
      <style:text-properties fo:font-weight="normal" officeooo:rsid="0015f78e" style:font-weight-asian="normal" style:font-weight-complex="normal"/>
    </style:style>
    <style:style style:name="T18" style:family="text">
      <style:text-properties officeooo:rsid="001ba023"/>
    </style:style>
    <style:style style:name="T19" style:family="text">
      <style:text-properties officeooo:rsid="001bda09"/>
    </style:style>
    <style:style style:name="T20" style:family="text">
      <style:text-properties officeooo:rsid="00255c37"/>
    </style:style>
    <style:style style:name="T21" style:family="text">
      <style:text-properties officeooo:rsid="0025d38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SOFTWARE DOCUMENTATION</text:p>
      <text:p text:style-name="P42"/>
      <text:p text:style-name="P42">PROJECT: LEAPFROG</text:p>
      <text:p text:style-name="P42"/>
      <text:p text:style-name="P42">SPACE ENGINEERING RESEARCH CENTER</text:p>
      <text:p text:style-name="P59"/>
      <text:p text:style-name="P59"/>
      <text:p text:style-name="P59"/>
      <table:table table:name="Table2" table:style-name="Table2">
        <table:table-column table:style-name="Table2.A"/>
        <table:table-column table:style-name="Table2.B"/>
        <table:table-row>
          <table:table-cell table:style-name="Table2.A1" office:value-type="string">
            <text:p text:style-name="P44">Author</text:p>
          </table:table-cell>
          <table:table-cell table:style-name="Table2.B1" office:value-type="string">
            <text:p text:style-name="P45">Revision</text:p>
          </table:table-cell>
        </table:table-row>
        <table:table-row>
          <table:table-cell table:style-name="Table2.A2" office:value-type="string">
            <text:p text:style-name="P46">Antariksh Narain</text:p>
          </table:table-cell>
          <table:table-cell table:style-name="Table2.B2" office:value-type="string">
            <text:p text:style-name="P47">20201009</text:p>
          </table:table-cell>
        </table:table-row>
        <table:table-row>
          <table:table-cell table:style-name="Table2.A2" office:value-type="string">
            <text:p text:style-name="P43"/>
          </table:table-cell>
          <table:table-cell table:style-name="Table2.B2" office:value-type="string">
            <text:p text:style-name="P43"/>
          </table:table-cell>
        </table:table-row>
        <table:table-row>
          <table:table-cell table:style-name="Table2.A2" office:value-type="string">
            <text:p text:style-name="P43"/>
          </table:table-cell>
          <table:table-cell table:style-name="Table2.B2" office:value-type="string">
            <text:p text:style-name="P43"/>
          </table:table-cell>
        </table:table-row>
        <table:table-row>
          <table:table-cell table:style-name="Table2.A5" office:value-type="string">
            <text:p text:style-name="P43"/>
          </table:table-cell>
          <table:table-cell table:style-name="Table2.B5" office:value-type="string">
            <text:p text:style-name="P43"/>
          </table:table-cell>
        </table:table-row>
      </table:table>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29"><text:a xlink:type="simple" xlink:href="#__RefHeading___Toc106_24211823" text:style-name="Index_20_Link" text:visited-style-name="Index_20_Link">Overview<text:tab/>3</text:a></text:p>
          <text:p text:style-name="P30"><text:a xlink:type="simple" xlink:href="#__RefHeading___Toc108_24211823" text:style-name="Index_20_Link" text:visited-style-name="Index_20_Link">Competition Criteria<text:tab/>3</text:a></text:p>
          <text:p text:style-name="P31"><text:a xlink:type="simple" xlink:href="#__RefHeading___Toc110_24211823" text:style-name="Index_20_Link" text:visited-style-name="Index_20_Link">Simulation<text:tab/>3</text:a></text:p>
          <text:p text:style-name="P31"><text:a xlink:type="simple" xlink:href="#__RefHeading___Toc112_24211823" text:style-name="Index_20_Link" text:visited-style-name="Index_20_Link">Hardware<text:tab/>3</text:a></text:p>
          <text:p text:style-name="P29"><text:a xlink:type="simple" xlink:href="#__RefHeading___Toc345_2267041577" text:style-name="Index_20_Link" text:visited-style-name="Index_20_Link">Competition Challenges<text:tab/>4</text:a></text:p>
          <text:p text:style-name="P30"><text:a xlink:type="simple" xlink:href="#__RefHeading___Toc347_2267041577" text:style-name="Index_20_Link" text:visited-style-name="Index_20_Link">What we build<text:tab/>4</text:a></text:p>
          <text:p text:style-name="P31"><text:a xlink:type="simple" xlink:href="#__RefHeading___Toc349_2267041577" text:style-name="Index_20_Link" text:visited-style-name="Index_20_Link">Simulation<text:tab/>4</text:a></text:p>
          <text:p text:style-name="P32"><text:a xlink:type="simple" xlink:href="#__RefHeading___Toc351_2267041577" text:style-name="Index_20_Link" text:visited-style-name="Index_20_Link">World<text:tab/>4</text:a></text:p>
          <text:p text:style-name="P32"><text:a xlink:type="simple" xlink:href="#__RefHeading___Toc353_2267041577" text:style-name="Index_20_Link" text:visited-style-name="Index_20_Link">Vehicle<text:tab/>4</text:a></text:p>
          <text:p text:style-name="P31"><text:a xlink:type="simple" xlink:href="#__RefHeading___Toc355_2267041577" text:style-name="Index_20_Link" text:visited-style-name="Index_20_Link">Hardware<text:tab/>4</text:a></text:p>
          <text:p text:style-name="P30"><text:a xlink:type="simple" xlink:href="#__RefHeading___Toc118_24211823" text:style-name="Index_20_Link" text:visited-style-name="Index_20_Link">What we provide<text:tab/>5</text:a></text:p>
          <text:p text:style-name="P31"><text:a xlink:type="simple" xlink:href="#__RefHeading___Toc357_2267041577" text:style-name="Index_20_Link" text:visited-style-name="Index_20_Link">Simulation<text:tab/>5</text:a></text:p>
          <text:p text:style-name="P31"><text:a xlink:type="simple" xlink:href="#__RefHeading___Toc359_2267041577" text:style-name="Index_20_Link" text:visited-style-name="Index_20_Link">Hardware<text:tab/>5</text:a></text:p>
          <text:p text:style-name="P30"><text:a xlink:type="simple" xlink:href="#__RefHeading___Toc120_24211823" text:style-name="Index_20_Link" text:visited-style-name="Index_20_Link">What they develop<text:tab/>5</text:a></text:p>
          <text:p text:style-name="P31"><text:a xlink:type="simple" xlink:href="#__RefHeading___Toc361_2267041577" text:style-name="Index_20_Link" text:visited-style-name="Index_20_Link">Simulation<text:tab/>5</text:a></text:p>
          <text:p text:style-name="P31"><text:a xlink:type="simple" xlink:href="#__RefHeading___Toc363_2267041577" text:style-name="Index_20_Link" text:visited-style-name="Index_20_Link">Hardware<text:tab/>5</text:a></text:p>
          <text:p text:style-name="P29"><text:a xlink:type="simple" xlink:href="#__RefHeading___Toc122_24211823" text:style-name="Index_20_Link" text:visited-style-name="Index_20_Link">Flight Dynamics<text:tab/>5</text:a></text:p>
          <text:p text:style-name="P30"><text:a xlink:type="simple" xlink:href="#__RefHeading___Toc365_2267041577" text:style-name="Index_20_Link" text:visited-style-name="Index_20_Link">Altitude Control System (ACS)<text:tab/>6</text:a></text:p>
          <text:p text:style-name="P31"><text:a xlink:type="simple" xlink:href="#__RefHeading___Toc367_2267041577" text:style-name="Index_20_Link" text:visited-style-name="Index_20_Link">Design 1: ACS to stabilize base<text:tab/>6</text:a></text:p>
          <text:p text:style-name="P30"><text:a xlink:type="simple" xlink:href="#__RefHeading___Toc369_2267041577" text:style-name="Index_20_Link" text:visited-style-name="Index_20_Link">Thrust Vectoring Control (TVC)<text:tab/>6</text:a></text:p>
          <text:p text:style-name="P31"><text:a xlink:type="simple" xlink:href="#__RefHeading___Toc371_2267041577" text:style-name="Index_20_Link" text:visited-style-name="Index_20_Link">Design 1: TVC to stabilize altitude and translation<text:tab/>6</text:a></text:p>
          <text:p text:style-name="P29"><text:a xlink:type="simple" xlink:href="#__RefHeading___Toc373_2267041577" text:style-name="Index_20_Link" text:visited-style-name="Index_20_Link"><text:span text:style-name="T8">S</text:span></text:a><text:a xlink:type="simple" xlink:href="#__RefHeading___Toc373_2267041577" text:style-name="Index_20_Link" text:visited-style-name="Index_20_Link"><text:span text:style-name="T8">imulation</text:span></text:a><text:a xlink:type="simple" xlink:href="#__RefHeading___Toc373_2267041577" text:style-name="Index_20_Link" text:visited-style-name="Index_20_Link"><text:tab/>6</text:a></text:p>
          <text:p text:style-name="P30"><text:a xlink:type="simple" xlink:href="#__RefHeading___Toc375_2267041577" text:style-name="Index_20_Link" text:visited-style-name="Index_20_Link">Vehicle Model<text:tab/>6</text:a></text:p>
          <text:p text:style-name="P30"><text:a xlink:type="simple" xlink:href="#__RefHeading___Toc377_2267041577" text:style-name="Index_20_Link" text:visited-style-name="Index_20_Link">World Model<text:tab/>6</text:a></text:p>
          <text:p text:style-name="P29"><text:a xlink:type="simple" xlink:href="#__RefHeading___Toc379_2267041577" text:style-name="Index_20_Link" text:visited-style-name="Index_20_Link">Hardware<text:tab/>6</text:a></text:p>
          <text:p text:style-name="P29"><text:a xlink:type="simple" xlink:href="#__RefHeading___Toc381_2267041577" text:style-name="Index_20_Link" text:visited-style-name="Index_20_Link">Deployment<text:tab/>6</text:a></text:p>
          <text:p text:style-name="P30"><text:a xlink:type="simple" xlink:href="#__RefHeading___Toc383_2267041577" text:style-name="Index_20_Link" text:visited-style-name="Index_20_Link"><text:tab/>6</text:a></text:p>
        </text:index-body>
      </text:table-of-content>
      <text:p text:style-name="P66"/>
      <text:p text:style-name="P67"><text:bookmark text:name="docs-internal-guid-f35cfd61-7fff-208b-0e36-4adb91a06e6e"/>This document contains detailed design of the LEAPFROG avionics software</text:p>
      <text:h text:style-name="Heading_20_1" text:outline-level="1"><text:bookmark-start text:name="__RefHeading___Toc106_24211823"/>Overview<text:bookmark-end text:name="__RefHeading___Toc106_24211823"/></text:h>
      <text:p text:style-name="P27">The LEAPFROG vehicle is a simple yet complex system as it has the components to fly but it needs a complex control system to maintain a stable flight. The project has been divided into Structures, Software, Hardware, Simulation and Competition. This document focuses on how the structure of the LEAPFROG is moved to simulation and how the software and hardware architecture needs to be designed to formulate a stable flight using physics, brute force and probably some machine learning. Also, as the goal of the project is shifted so teams from different universities can use the simulation and actual vehicle to learn some concepts and compete with other teams.</text:p>
      <text:h text:style-name="Heading_20_2" text:outline-level="2"><text:bookmark-start text:name="__RefHeading___Toc108_24211823"/>Competition Criteria<text:bookmark-end text:name="__RefHeading___Toc108_24211823"/></text:h>
      <text:p text:style-name="P27">Measuring the teams to implement what we are doing doesn't make sense as it would be more like rework.</text:p>
      <text:h text:style-name="Heading_20_3" text:outline-level="3"><text:bookmark-start text:name="__RefHeading___Toc110_24211823"/>Simulation<text:bookmark-end text:name="__RefHeading___Toc110_24211823"/></text:h>
      <text:p text:style-name="P28">The simulation environment is developed so an individual can test and create their own flight software. The vehicle is a 90% match to the actual vehicle and the input (sensors) and output(actuators) are configured as the ones on the actual vehicle. So the control algorithms developed in the simulator can be reused on the real vehicle.</text:p>
      <text:h text:style-name="P12" text:outline-level="3"><text:bookmark-start text:name="__RefHeading___Toc112_24211823"/>Hardware<text:bookmark-end text:name="__RefHeading___Toc112_24211823"/></text:h>
      <text:p text:style-name="P28">As the teams do not have exposure to the actual hardware (because we plan to develop 6 vehicles), the vehicle out of the box needs to be capable of stable flight. This means it has the capability for <text:span text:style-name="T1">way-point</text:span> navigation and is more like a fully functional vehicle. We can ask the teams to implement their own <text:span text:style-name="T1">way-point</text:span> navigation system in simulation but it will not be deployed on the actual vehicle.</text:p>
      <text:p text:style-name="P13"/>
      <text:p text:style-name="P28">For the challenge, to make it a layer implementation and a practical design we can mount a camera and goal for them to pick up rock from one point, using the vehicle’s <text:span text:style-name="T1">way-point</text:span> system identify the destination and drop it over there.</text:p>
      <text:p text:style-name="P13"/>
      <text:p text:style-name="P28">The interface provided to the team would be a <text:span text:style-name="T1">way-point</text:span> system, where they can feed incremental position to the system.</text:p>
      <text:p text:style-name="P13"/>
      <text:h text:style-name="Heading_20_1" text:outline-level="1"><text:bookmark-start text:name="__RefHeading___Toc345_2267041577"/><text:soft-page-break/>Competition Challenges<text:bookmark-end text:name="__RefHeading___Toc345_2267041577"/></text:h>
      <text:h text:style-name="Heading_20_2" text:outline-level="2"><text:bookmark-start text:name="__RefHeading___Toc347_2267041577"/>What we build<text:bookmark-end text:name="__RefHeading___Toc347_2267041577"/></text:h>
      <text:h text:style-name="P7" text:outline-level="3"><text:bookmark-start text:name="__RefHeading___Toc349_2267041577"/>Simulation<text:bookmark-end text:name="__RefHeading___Toc349_2267041577"/></text:h>
      <text:h text:style-name="Heading_20_4" text:outline-level="4"><text:bookmark-start text:name="__RefHeading___Toc351_2267041577"/>World<text:bookmark-end text:name="__RefHeading___Toc351_2267041577"/></text:h>
      <text:p text:style-name="P14">There are 2 simulation challenges namely, </text:p>
      <text:p text:style-name="P14">1. Crater landing – craters where the vehicle can land</text:p>
      <text:p text:style-name="P14">2. Maneuvering challenge – obstacle avoidance and flying in a valley</text:p>
      <text:p text:style-name="P14">3 world files will be created,</text:p>
      <text:p text:style-name="P14">1. A simple world with 2 craters and a simple valley connecting them with some obstacles.</text:p>
      <text:p text:style-name="P14">2. A black box environment to validate the code developed in (1) with the same environment.</text:p>
      <text:p text:style-name="P14">3. A competition environment [<text:span text:style-name="T2">TBD].</text:span></text:p>
      <text:h text:style-name="P41" text:outline-level="4"><text:bookmark-start text:name="__RefHeading___Toc353_2267041577"/>Vehicle<text:bookmark-end text:name="__RefHeading___Toc353_2267041577"/></text:h>
      <text:p text:style-name="P15">The vehicle model in imported from CAD to Gazebo. The following components are configured to mimic real world vehicle,</text:p>
      <table:table table:name="Table1" table:style-name="Table1">
        <table:table-column table:style-name="Table1.A"/>
        <table:table-column table:style-name="Table1.B"/>
        <table:table-row>
          <table:table-cell table:style-name="Table1.A1" office:value-type="string">
            <text:list xml:id="list2548965391" text:style-name="L1">
              <text:list-item>
                <text:p text:style-name="P48">Output</text:p>
                <text:list>
                  <text:list-item>
                    <text:p text:style-name="P48">Thrust Vectoring System</text:p>
                    <text:list>
                      <text:list-item>
                        <text:p text:style-name="P48">Gimbal</text:p>
                        <text:list>
                          <text:list-item>
                            <text:p text:style-name="P48">Linear Actuator</text:p>
                          </text:list-item>
                        </text:list>
                      </text:list-item>
                      <text:list-item>
                        <text:p text:style-name="P48">Engine</text:p>
                        <text:list>
                          <text:list-item>
                            <text:p text:style-name="P48">Thrust</text:p>
                          </text:list-item>
                        </text:list>
                      </text:list-item>
                    </text:list>
                  </text:list-item>
                </text:list>
              </text:list-item>
            </text:list>
          </table:table-cell>
          <table:table-cell table:style-name="Table1.B1" office:value-type="string">
            <text:list xml:id="list221533178478635" text:continue-numbering="true" text:style-name="L1">
              <text:list-item>
                <text:p text:style-name="P48">Input</text:p>
                <text:list>
                  <text:list-item>
                    <text:p text:style-name="P48">Position</text:p>
                    <text:list>
                      <text:list-item>
                        <text:p text:style-name="P48">GPS</text:p>
                      </text:list-item>
                      <text:list-item>
                        <text:p text:style-name="P48">Relative positioning system</text:p>
                        <text:list>
                          <text:list-item>
                            <text:p text:style-name="P48">IMU</text:p>
                          </text:list-item>
                        </text:list>
                      </text:list-item>
                      <text:list-item>
                        <text:p text:style-name="P48">Altitude</text:p>
                      </text:list-item>
                    </text:list>
                  </text:list-item>
                  <text:list-item>
                    <text:p text:style-name="P48">Orientation</text:p>
                    <text:list>
                      <text:list-item>
                        <text:p text:style-name="P48">IMU</text:p>
                      </text:list-item>
                    </text:list>
                  </text:list-item>
                </text:list>
              </text:list-item>
            </text:list>
          </table:table-cell>
        </table:table-row>
      </table:table>
      <text:h text:style-name="P8" text:outline-level="3"><text:bookmark-start text:name="__RefHeading___Toc355_2267041577"/>Hardware<text:bookmark-end text:name="__RefHeading___Toc355_2267041577"/></text:h>
      <text:p text:style-name="P16">We build a fully functional vehicle which is capable of take off, landing and <text:span text:style-name="T7">traversal in 3D space. The vehicle has a safety mechanism, that in case of emergency it lands instantly. (</text:span><text:span text:style-name="T3">State of emergency will be defined in later sections)</text:span><text:span text:style-name="T9">. </text:span></text:p>
      <text:p text:style-name="P17"><text:span text:style-name="T9">T</text:span><text:span text:style-name="T8">he vehicle does some pre-flight checks and then initializes the system (</text:span><text:span text:style-name="T2">sequence mentioned later</text:span><text:span text:style-name="T8">). In-flight it communicated with the ground station and shares all the telemetry data. Once it lands, the system runs post-flight sequence to check if everything is stable.</text:span></text:p>
      <text:h text:style-name="P5" text:outline-level="2"><text:bookmark-start text:name="__RefHeading___Toc118_24211823"/><text:soft-page-break/>What we provide<text:bookmark-end text:name="__RefHeading___Toc118_24211823"/></text:h>
      <text:h text:style-name="P6" text:outline-level="3"><text:bookmark-start text:name="__RefHeading___Toc357_2267041577"/>Simulation<text:bookmark-end text:name="__RefHeading___Toc357_2267041577"/></text:h>
      <text:p text:style-name="P18">We provide interfaces to output and input system (mentioned above) to the vehicle. <text:span text:style-name="T6">Also we build a Adaptive PID controller which creates a stable flight in the simulation (The stable system is not shared with the teams). </text:span></text:p>
      <text:h text:style-name="P9" text:outline-level="3"><text:bookmark-start text:name="__RefHeading___Toc359_2267041577"/>Hardware<text:bookmark-end text:name="__RefHeading___Toc359_2267041577"/></text:h>
      <text:p text:style-name="P19">A vehicle with full flight capabilities, the teams can feed the waypoint to the system and the vehicle will fly with real-time telemetry data.</text:p>
      <text:h text:style-name="P5" text:outline-level="2"><text:bookmark-start text:name="__RefHeading___Toc120_24211823"/>What they develop<text:bookmark-end text:name="__RefHeading___Toc120_24211823"/></text:h>
      <text:h text:style-name="P9" text:outline-level="3"><text:bookmark-start text:name="__RefHeading___Toc361_2267041577"/>Simulation<text:bookmark-end text:name="__RefHeading___Toc361_2267041577"/></text:h>
      <text:list xml:id="list2519208032" text:style-name="L2">
        <text:list-item>
          <text:p text:style-name="P49">Crater Landing</text:p>
          <text:list>
            <text:list-item>
              <text:p text:style-name="P49">Build flight software using the ACS and TVC.</text:p>
            </text:list-item>
            <text:list-item>
              <text:p text:style-name="P49">Tune the controller for TVC.</text:p>
            </text:list-item>
            <text:list-item>
              <text:p text:style-name="P49">Create waypoints to reach the crater.</text:p>
            </text:list-item>
          </text:list>
        </text:list-item>
        <text:list-item>
          <text:p text:style-name="P49">Maneuvering </text:p>
          <text:list>
            <text:list-item>
              <text:p text:style-name="P49">Using waypoint system to traverse the world from point A to point B.</text:p>
            </text:list-item>
          </text:list>
        </text:list-item>
        <text:list-item>
          <text:p text:style-name="P51">Optional</text:p>
          <text:list>
            <text:list-item>
              <text:p text:style-name="P51">Add a camera, to identify crater instead of feeding the position information to the vehicle.</text:p>
            </text:list-item>
          </text:list>
        </text:list-item>
      </text:list>
      <text:h text:style-name="P9" text:outline-level="3"><text:bookmark-start text:name="__RefHeading___Toc363_2267041577"/>Hardware<text:bookmark-end text:name="__RefHeading___Toc363_2267041577"/></text:h>
      <text:list xml:id="list841052475" text:style-name="L3">
        <text:list-item>
          <text:p text:style-name="P50">Pick and place</text:p>
          <text:list>
            <text:list-item>
              <text:p text:style-name="P50">The will pick a rock sample from point A.</text:p>
            </text:list-item>
            <text:list-item>
              <text:p text:style-name="P53">Create waypoints and start a flight to point B.</text:p>
            </text:list-item>
            <text:list-item>
              <text:p text:style-name="P50">At point B, drop the sample.</text:p>
            </text:list-item>
            <text:list-item>
              <text:p text:style-name="P52">Note: the team has to use yaw to orient the vehicle the right way.</text:p>
            </text:list-item>
          </text:list>
        </text:list-item>
      </text:list>
      <text:p text:style-name="P19"/>
      <text:h text:style-name="P34" text:outline-level="1"><text:bookmark-start text:name="__RefHeading___Toc122_24211823"/>Flight Dynamics<text:bookmark-end text:name="__RefHeading___Toc122_24211823"/></text:h>
      <text:p text:style-name="P20">This section covers the theory for each system involved as part of the flight system. There are multiple attempts and each has been documented.</text:p>
      <text:p text:style-name="P20"/>
      <text:p text:style-name="P21">The parameters we need to calculate at all time are</text:p>
      <text:list xml:id="list2122392341" text:style-name="L4">
        <text:list-item>
          <text:p text:style-name="P54">Position in 3D space</text:p>
        </text:list-item>
        <text:list-item>
          <text:p text:style-name="P54"><text:soft-page-break/>Orientation of vehicle</text:p>
        </text:list-item>
        <text:list-item>
          <text:p text:style-name="P54">Velocity along all axis</text:p>
        </text:list-item>
        <text:list-item>
          <text:p text:style-name="P54">Acceleration along all axis</text:p>
        </text:list-item>
      </text:list>
      <text:h text:style-name="P3" text:outline-level="2"><text:bookmark-start text:name="__RefHeading___Toc365_2267041577"/>Altitude Control System (ACS)<text:bookmark-end text:name="__RefHeading___Toc365_2267041577"/></text:h>
      <text:h text:style-name="P10" text:outline-level="3"><text:bookmark-start text:name="__RefHeading___Toc367_2267041577"/>Design 1: ACS to stabilize base<text:bookmark-end text:name="__RefHeading___Toc367_2267041577"/></text:h>
      <text:p text:style-name="P21">This design focuses on building a controller that focuses on keeping the top shelf of the vehicle in the defined orientation (roll/pitch). </text:p>
      <text:p text:style-name="P23">6 cold gas thruster design: <text:span text:style-name="T16"><text:s/></text:span><text:span text:style-name="T17">+/- Roll, Pitch, Yaw</text:span></text:p>
      <text:p text:style-name="P22"><text:span text:style-name="T15">This design biases the torque from one side, so a counter force will be generated by complementary thruster. </text:span><text:span text:style-name="T4">(@Kenya Foster) </text:span><text:span text:style-name="T10">is working it.</text:span></text:p>
      <text:p text:style-name="P22"/>
      <text:h text:style-name="P3" text:outline-level="2"><text:bookmark-start text:name="__RefHeading___Toc369_2267041577"/>Thrust Vectoring Control (TVC)<text:bookmark-end text:name="__RefHeading___Toc369_2267041577"/></text:h>
      <text:h text:style-name="P11" text:outline-level="3"><text:bookmark-start text:name="__RefHeading___Toc371_2267041577"/>Design 1: TVC to stabilize altitude and translation<text:bookmark-end text:name="__RefHeading___Toc371_2267041577"/></text:h>
      <text:list xml:id="list1953893607" text:style-name="L5">
        <text:list-item>
          <text:p text:style-name="P56"><text:span text:style-name="T18">The TVC is responsible to handling takeoff </text:span><text:span text:style-name="T19">and landing.</text:span></text:p>
        </text:list-item>
        <text:list-item>
          <text:p text:style-name="P57">The TVC translates the vehicle in the XY plane.</text:p>
        </text:list-item>
        <text:list-item>
          <text:p text:style-name="P57">PID controller for (X,Y,Z).</text:p>
        </text:list-item>
      </text:list>
      <text:p text:style-name="P24"><text:span text:style-name="T2">// </text:span><text:span text:style-name="T5">TODO: Do the maths for PID controller (+/- Z)</text:span></text:p>
      <text:p text:style-name="P58"/>
      <text:h text:style-name="P1" text:outline-level="1"><text:bookmark-start text:name="__RefHeading___Toc373_2267041577"/><text:span text:style-name="T11">S</text:span><text:span text:style-name="T12">imulation</text:span><text:bookmark-end text:name="__RefHeading___Toc373_2267041577"/></text:h>
      <text:p text:style-name="P25"><text:span text:style-name="T11">T</text:span><text:span text:style-name="T8">he simulation model is divided into 2 sub-parts, the vehicle model and world model.</text:span></text:p>
      <text:h text:style-name="P4" text:outline-level="2"><text:bookmark-start text:name="__RefHeading___Toc375_2267041577"/>Vehicle Model<text:bookmark-end text:name="__RefHeading___Toc375_2267041577"/></text:h>
      <text:p text:style-name="P26">Need to configure </text:p>
      <text:h text:style-name="P4" text:outline-level="2"><text:bookmark-start text:name="__RefHeading___Toc377_2267041577"/>World Model<text:bookmark-end text:name="__RefHeading___Toc377_2267041577"/></text:h>
      <text:h text:style-name="P2" text:outline-level="1"><text:bookmark-start text:name="__RefHeading___Toc379_2267041577"/>Hardware<text:bookmark-end text:name="__RefHeading___Toc379_2267041577"/></text:h>
      <text:h text:style-name="P2" text:outline-level="1"><text:bookmark-start text:name="__RefHeading___Toc381_2267041577"/>Deployment<text:bookmark-end text:name="__RefHeading___Toc381_2267041577"/></text:h>
      <text:h text:style-name="P35" text:outline-level="1"/>
      <text:h text:style-name="P36" text:outline-level="1"><text:bookmark-start text:name="__RefHeading___Toc383_2267041577"/><text:span text:style-name="T20">Architecture</text:span><text:bookmark-end text:name="__RefHeading___Toc383_2267041577"/></text:h>
      <text:h text:style-name="P38" text:outline-level="2"><text:span text:style-name="T20">Introduction</text:span></text:h>
      <text:p text:style-name="P60"><text:span text:style-name="T20">We break down the system from the 3000 ft. view to the Pseudo code running to make the system run.</text:span><text:span text:style-name="Emphasis"><text:span text:style-name="T13"> </text:span></text:span><text:span text:style-name="Emphasis"><text:span text:style-name="T14">The following sections will answer the following questions,</text:span></text:span></text:p>
      <text:list xml:id="list2188321761" text:style-name="L6">
        <text:list-item>
          <text:p text:style-name="P61"><text:span text:style-name="Emphasis"><text:span text:style-name="T14">The hardware and its constraints used on the vehicle. How the hardware is connected and communicates with one another.</text:span></text:span></text:p>
        </text:list-item>
        <text:list-item>
          <text:p text:style-name="P61"><text:span text:style-name="T21">What information is relayed to the vehicle from the ground station and how the vehicle uses the data points to move or act in the 3D space.</text:span></text:p>
        </text:list-item>
        <text:list-item>
          <text:p text:style-name="P61"><text:span text:style-name="T21">How each sub system works, how the each closed loop system is implemented.</text:span></text:p>
        </text:list-item>
        <text:list-item>
          <text:p text:style-name="P62">The algorithm used for each module</text:p>
        </text:list-item>
        <text:list-item>
          <text:p text:style-name="P62">Where the user puts their code</text:p>
        </text:list-item>
      </text:list>
      <text:p text:style-name="P63"/>
      <text:h text:style-name="P39" text:outline-level="2">Hardware Connection</text:h>
      <text:p text:style-name="P64">The electronics list can be found <text:a xlink:type="simple" xlink:href="https://docs.google.com/spreadsheets/d/1VtIyemBtnIWE7ELFTe8yBL2Ku8trCZoz40gq-xJ0Xvg/edit#gid=473660411" text:style-name="Internet_20_link" text:visited-style-name="Visited_20_Internet_20_Link">here</text:a>.</text:p>
      <text:h text:style-name="P40" text:outline-level="3">Module connection</text:h>
      <text:list xml:id="list1936944089" text:style-name="L7">
        <text:list-item>
          <text:p text:style-name="P65"/>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Arial" svg:font-family="Arial" style:font-family-generic="swis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name="Arial" fo:font-family="Arial" style:font-family-generic="swiss" officeooo:rsid="00111104"/>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3cm" fo:margin-bottom="0.3cm" loext:contextual-spacing="false" fo:line-height="100%" style:writing-mode="lr-tb"/>
      <style:text-properties fo:font-variant="normal" fo:text-transform="none" fo:color="#000000" style:text-line-through-style="none" style:text-line-through-type="none" style:font-name="Arial1" fo:font-family="Arial" fo:font-size="20pt" fo:font-style="normal" style:text-underline-style="none" fo:font-weight="normal" style:text-blinking="false" fo:background-color="transparent" style:font-name-asian="Noto Serif CJK SC" style:font-family-asian="'Noto Serif CJK SC'"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199cm" fo:margin-bottom="0.199cm" loext:contextual-spacing="true" fo:line-height="100%" style:page-number="auto" style:writing-mode="lr-tb"/>
      <style:text-properties fo:font-variant="normal" fo:text-transform="none" fo:color="#000000" style:text-line-through-style="none" style:text-line-through-type="none" style:font-name="Arial1" fo:font-family="Arial" fo:font-size="18pt" fo:font-style="normal" style:text-underline-style="none" fo:font-weight="normal" style:text-blinking="false" fo:background-color="transparent" style:font-name-asian="Noto Serif CJK SC" style:font-family-asian="'Noto Serif CJK SC'"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15cm" fo:margin-bottom="0.15cm" loext:contextual-spacing="false" fo:line-height="100%" style:writing-mode="lr-tb"/>
      <style:text-properties fo:font-variant="normal" fo:text-transform="none" fo:color="#434343" style:text-line-through-style="none" style:text-line-through-type="none" style:font-name="Arial1" fo:font-family="Arial" fo:font-size="16pt" fo:font-style="normal" style:text-underline-style="none" fo:font-weight="normal" style:text-blinking="false" fo:background-color="transparent" style:font-name-asian="Noto Serif CJK SC" style:font-family-asian="'Noto Serif CJK SC'"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15cm" fo:margin-bottom="0.15cm" loext:contextual-spacing="false" style:page-number="auto">
        <style:tab-stops/>
      </style:paragraph-properties>
      <style:text-properties style:font-name="Arial" fo:font-family="Arial" style:font-family-generic="swiss" fo:font-size="14pt" fo:font-style="normal" style:text-underline-style="solid" style:text-underline-width="auto" style:text-underline-color="font-color" fo:font-weight="normal" officeooo:rsid="000b2b51" style:font-size-asian="95%" style:font-style-asian="normal" style:font-weight-asian="normal" style:font-size-complex="95%"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4T18:11:14.959268093</meta:creation-date>
    <dc:date>2020-10-09T22:15:32.166581895</dc:date>
    <meta:editing-duration>PT17H46M24S</meta:editing-duration>
    <meta:editing-cycles>21</meta:editing-cycles>
    <meta:generator>LibreOffice/6.4.6.2$Linux_X86_64 LibreOffice_project/40$Build-2</meta:generator>
    <meta:document-statistic meta:table-count="2" meta:image-count="0" meta:object-count="0" meta:page-count="7" meta:paragraph-count="134" meta:word-count="1126" meta:character-count="6502" meta:non-whitespace-character-count="5539"/>
  </office:meta>
</office:document-meta>
</file>